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5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3" table:default-cell-style-name="ce3"/>
        <table:table-column table:style-name="co2" table:number-columns-repeated="6" table:default-cell-style-name="Default"/>
        <table:table-row table:style-name="ro3">
          <table:table-cell table:style-name="ce1" office:value-type="string" table:number-columns-spanned="7" table:number-rows-spanned="1">
            <text:p>PENDENCIAS</text:p>
          </table:table-cell>
          <table:covered-table-cell table:number-columns-repeated="6" table:style-name="ce4"/>
        </table:table-row>
        <table:table-row table:style-name="ro3">
          <table:table-cell table:style-name="ce2" office:value-type="string">
            <text:p>NUMERO</text:p>
          </table:table-cell>
          <table:table-cell table:style-name="ce5" office:value-type="string" table:number-columns-spanned="5" table:number-rows-spanned="1">
            <text:p>DESCRIÇÃO</text:p>
          </table:table-cell>
          <table:covered-table-cell table:number-columns-repeated="4" table:style-name="ce4"/>
          <table:table-cell table:style-name="ce2" office:value-type="string">
            <text:p>STATUS</text:p>
          </table:table-cell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 table:number-columns-spanned="5" table:number-rows-spanned="1">
            <text:p>EDITAR USUARIO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string" table:number-columns-spanned="5" table:number-rows-spanned="1">
            <text:p>EDITAR AUDITORIA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 table:number-columns-spanned="5" table:number-rows-spanned="1">
            <text:p>DELETAR UNIDADE</text:p>
          </table:table-cell>
          <table:covered-table-cell table:number-columns-repeated="4" table:style-name="ce7"/>
          <table:table-cell table:style-name="ce2" office:value-type="string">
            <text:p>ok</text:p>
          </table:table-cell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 table:number-columns-spanned="5" table:number-rows-spanned="1">
            <text:p>EDITAR PROJETOS</text:p>
          </table:table-cell>
          <table:covered-table-cell table:number-columns-repeated="4" table:style-name="ce7"/>
          <table:table-cell table:style-name="ce2" office:value-type="string">
            <text:p>ok</text:p>
          </table:table-cell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 table:number-columns-spanned="5" table:number-rows-spanned="1">
            <text:p>CRUD ESCALONAMENTO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6" office:value-type="string" table:number-columns-spanned="5" table:number-rows-spanned="1">
            <text:p>CRUD AC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 table:number-columns-spanned="5" table:number-rows-spanned="1">
            <text:p>CRUD NC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 table:number-columns-spanned="5" table:number-rows-spanned="1">
            <text:p>EXECUÇÃO ESCALONAMENTO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string" table:number-columns-spanned="5" table:number-rows-spanned="1">
            <text:p>ALTERAR SENHA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string" table:number-columns-spanned="5" table:number-rows-spanned="1">
            <text:p>RELATORIO AC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6" office:value-type="string" table:number-columns-spanned="5" table:number-rows-spanned="1">
            <text:p>RELATORIO NC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6" office:value-type="string" table:number-columns-spanned="5" table:number-rows-spanned="1">
            <text:p>RELATORIO AUDITORIA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6" office:value-type="string" table:number-columns-spanned="5" table:number-rows-spanned="1">
            <text:p>GRAFICO AC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6" office:value-type="string" table:number-columns-spanned="5" table:number-rows-spanned="1">
            <text:p>GRAFICO NC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6" office:value-type="string" table:number-columns-spanned="5" table:number-rows-spanned="1">
            <text:p>DELETAR PROJETO</text:p>
          </table:table-cell>
          <table:covered-table-cell table:number-columns-repeated="4" table:style-name="ce7"/>
          <table:table-cell table:style-name="ce2" office:value-type="string">
            <text:p>ok</text:p>
          </table:table-cell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6" office:value-type="string" table:number-columns-spanned="5" table:number-rows-spanned="1">
            <text:p>DELETAR ARTEFATO</text:p>
          </table:table-cell>
          <table:covered-table-cell table:number-columns-repeated="4" table:style-name="ce7"/>
          <table:table-cell table:style-name="ce2" office:value-type="string">
            <text:p>ok</text:p>
          </table:table-cell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6" table:number-columns-spanned="5" table:number-rows-spanned="1"/>
          <table:covered-table-cell table:number-columns-repeated="4" table:style-name="ce7"/>
          <table:table-cell table:style-name="ce2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6" table:number-columns-spanned="5" table:number-rows-spanned="1"/>
          <table:covered-table-cell table:number-columns-repeated="4" table:style-name="ce7"/>
          <table:table-cell table:style-name="ce2"/>
        </table:table-row>
        <table:table-row table:style-name="ro3" table:number-rows-repeated="4">
          <table:table-cell table:style-name="Default"/>
          <table:table-cell table:number-columns-repeated="6"/>
        </table:table-row>
        <table:table-row table:style-name="ro3" table:number-rows-repeated="1048551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telbras </meta:initial-creator>
    <meta:creation-date>2012-10-10T19:35:06</meta:creation-date>
    <dc:date>2012-10-11T14:26:45</dc:date>
    <dc:creator>Intelbras </dc:creator>
    <meta:editing-duration>PT46S</meta:editing-duration>
    <meta:editing-cycles>3</meta:editing-cycles>
    <meta:generator>LibreOffice/3.5$Linux_x86 LibreOffice_project/350m1$Build-2</meta:generator>
    <meta:document-statistic meta:table-count="3" meta:cell-count="54" meta:object-count="0"/>
  </office:meta>
</office:document-meta>
</file>